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percu" svg:font-family="Apercu, apple-system, system-ui, 'Segoe UI', Roboto, Ubuntu, Cantarell, 'Fira Sans', 'Droid Sans', 'Helvetica Neue', sans-serif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style:font-name="Apercu" fo:letter-spacing="normal" fo:font-style="normal" fo:font-weight="normal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0162f" loext:opacity="100%" style:font-name="Apercu" fo:font-size="14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line-height="160%" fo:text-align="start" style:justify-single-word="false" fo:orphans="2" fo:widows="2" fo:text-indent="0cm" style:auto-text-indent="false"/>
      <style:text-properties fo:font-variant="normal" fo:text-transform="none" fo:color="#10162f" loext:opacity="100%" style:font-name="Apercu" fo:font-size="14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10162f" loext:opacity="100%" style:font-name="Apercu" fo:font-size="14pt" fo:letter-spacing="normal" fo:font-style="normal" fo:font-weight="normal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line-height="160%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158466" loext:opacity="100%" fo:font-family="Monaco, Menlo, 'Ubuntu Mono', 'Droid Sans Mono', Consolas, monospace" fo:font-size="14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10162f" loext:opacity="100%" fo:font-family="Monaco, Menlo, 'Ubuntu Mono', 'Droid Sans Mono', Consolas, monospace" fo:font-size="14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10162f" loext:opacity="100%" style:font-name="Apercu" fo:font-size="14pt" fo:letter-spacing="normal" fo:font-style="normal" fo:font-weight="normal"/>
    </style:style>
    <style:style style:name="T4" style:family="text">
      <style:text-properties fo:font-variant="normal" fo:text-transform="none" fo:color="#158466" loext:opacity="100%" fo:font-family="Monaco, Menlo, 'Ubuntu Mono', 'Droid Sans Mono', Consolas, monospace" fo:font-size="14pt" fo:letter-spacing="normal" fo:font-style="normal" fo:font-weight="normal" officeooo:rsid="0018a3f4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0.75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Généralisations</text:h>
      <text:p text:style-name="P2">1 min</text:p>
      <text:p text:style-name="P3">Vous connaissez maintenant les fondamentaux du workflow Git. Vous avez beaucoup appris ! Prenons un instant pour généraliser :</text:p>
      <text:list text:style-name="L1">
        <text:list-item>
          <text:p text:style-name="P4">Git est le système de contrôle de version standard de l'industrie pour les développeurs Web</text:p>
        </text:list-item>
        <text:list-item>
          <text:p text:style-name="P4">Utilisez les commandes Git pour vous aider à suivre les modifications apportées à un projet :</text:p>
          <text:list>
            <text:list-item>
              <text:p text:style-name="P5"><text:span text:style-name="Source_20_Text"><text:span text:style-name="T1">git init </text:span></text:span><text:span text:style-name="Source_20_Text"><text:span text:style-name="T2">:</text:span></text:span><text:span text:style-name="T3">crée un nouveau dépôt Git</text:span></text:p>
            </text:list-item>
            <text:list-item>
              <text:p text:style-name="P5"><text:span text:style-name="Source_20_Text"><text:span text:style-name="T1">git status </text:span></text:span><text:span text:style-name="Source_20_Text"><text:span text:style-name="T2">:</text:span></text:span><text:span text:style-name="T3">inspecte le contenu du répertoire de travail et de la zone de préparation</text:span></text:p>
            </text:list-item>
            <text:list-item>
              <text:p text:style-name="P5"><text:span text:style-name="Source_20_Text"><text:span text:style-name="T1">git add </text:span></text:span><text:span text:style-name="Source_20_Text"><text:span text:style-name="T2">:</text:span></text:span><text:span text:style-name="T3">ajoute des fichiers du répertoire de travail à la zone de préparation</text:span></text:p>
            </text:list-item>
            <text:list-item>
              <text:p text:style-name="P5"><text:span text:style-name="Source_20_Text"><text:span text:style-name="T1">git diff</text:span></text:span><text:span text:style-name="Source_20_Text"><text:span text:style-name="T2"> :</text:span></text:span><text:span text:style-name="T3">montre la différence entre le répertoire de travail et la zone de préparation</text:span></text:p>
            </text:list-item>
            <text:list-item>
              <text:p text:style-name="P5"><text:span text:style-name="Source_20_Text"><text:span text:style-name="T1">git commit -</text:span></text:span><text:span text:style-name="Source_20_Text"><text:span text:style-name="T4">m</text:span></text:span><text:span text:style-name="Source_20_Text"><text:span text:style-name="T1"> </text:span></text:span><text:span text:style-name="Source_20_Text"><text:span text:style-name="T2">:</text:span></text:span><text:span text:style-name="T3">stocke de manière permanente les modifications apportées aux fichiers de la zone de préparation dans le référentiel</text:span></text:p>
            </text:list-item>
            <text:list-item>
              <text:p text:style-name="P5"><text:span text:style-name="Source_20_Text"><text:span text:style-name="T1">git log</text:span></text:span><text:span text:style-name="Source_20_Text"><text:span text:style-name="T2"> :</text:span></text:span><text:span text:style-name="T3">affiche une liste de tous les commits précédent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percu" svg:font-family="Apercu, apple-system, system-ui, 'Segoe UI', Roboto, Ubuntu, Cantarell, 'Fira Sans', 'Droid Sans', 'Helvetica Neue', sans-serif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D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D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8T10:04:41.461539000</meta:creation-date>
    <dc:date>2025-06-28T11:39:34.918792000</dc:date>
    <meta:editing-duration>PT1H34M57S</meta:editing-duration>
    <meta:editing-cycles>2</meta:editing-cycles>
    <meta:generator>LibreOffice/25.2.3.2$MacOSX_X86_64 LibreOffice_project/bbb074479178df812d175f709636b368952c2ce3</meta:generator>
    <meta:document-statistic meta:table-count="0" meta:image-count="0" meta:object-count="0" meta:page-count="1" meta:paragraph-count="11" meta:word-count="142" meta:character-count="810" meta:non-whitespace-character-count="687"/>
  </office:meta>
</office:document-meta>
</file>